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206" svg:stroke-width="0.03cm" svg:stroke-color="#68a224" draw:marker-start="" draw:marker-start-width="0.309cm" draw:marker-start-center="false" draw:marker-end="" draw:marker-end-width="0.309cm" draw:marker-end-center="false" svg:stroke-opacity="100%" draw:stroke-linejoin="round" draw:fill="solid" draw:fill-color="#e09dc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1207" svg:stroke-width="0.03cm" svg:stroke-color="#75ab24" draw:marker-start="" draw:marker-start-width="0.309cm" draw:marker-start-center="false" draw:marker-end="" draw:marker-end-width="0.309cm" draw:marker-end-center="false" svg:stroke-opacity="100%" draw:stroke-linejoin="round" draw:fill="solid" draw:fill-color="#c3efa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456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0.36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09dc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c3efa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3cm" svg:y1="13.308cm" svg:x2="8.83cm" svg:y2="16.547cm">
              <text:p/>
            </draw:line>
            <draw:line draw:style-name="gr1" draw:text-style-name="P1" draw:layer="layout" svg:x1="9.124cm" svg:y1="13.308cm" svg:x2="9.124cm" svg:y2="16.547cm">
              <text:p/>
            </draw:line>
            <draw:line draw:style-name="gr1" draw:text-style-name="P1" draw:layer="layout" svg:x1="9.42cm" svg:y1="13.308cm" svg:x2="9.42cm" svg:y2="16.547cm">
              <text:p/>
            </draw:line>
            <draw:line draw:style-name="gr1" draw:text-style-name="P1" draw:layer="layout" svg:x1="9.714cm" svg:y1="13.308cm" svg:x2="9.714cm" svg:y2="16.547cm">
              <text:p/>
            </draw:line>
            <draw:line draw:style-name="gr1" draw:text-style-name="P1" draw:layer="layout" svg:x1="10.009cm" svg:y1="13.308cm" svg:x2="10.009cm" svg:y2="16.547cm">
              <text:p/>
            </draw:line>
            <draw:line draw:style-name="gr1" draw:text-style-name="P1" draw:layer="layout" svg:x1="10.305cm" svg:y1="13.308cm" svg:x2="10.305cm" svg:y2="16.547cm">
              <text:p/>
            </draw:line>
            <draw:line draw:style-name="gr1" draw:text-style-name="P1" draw:layer="layout" svg:x1="10.6cm" svg:y1="13.308cm" svg:x2="10.6cm" svg:y2="16.547cm">
              <text:p/>
            </draw:line>
            <draw:line draw:style-name="gr1" draw:text-style-name="P1" draw:layer="layout" svg:x1="10.894cm" svg:y1="13.308cm" svg:x2="10.894cm" svg:y2="16.547cm">
              <text:p/>
            </draw:line>
            <draw:line draw:style-name="gr1" draw:text-style-name="P1" draw:layer="layout" svg:x1="11.19cm" svg:y1="13.308cm" svg:x2="11.19cm" svg:y2="16.547cm">
              <text:p/>
            </draw:line>
            <draw:line draw:style-name="gr1" draw:text-style-name="P1" draw:layer="layout" svg:x1="11.484cm" svg:y1="13.308cm" svg:x2="11.484cm" svg:y2="16.547cm">
              <text:p/>
            </draw:line>
            <draw:line draw:style-name="gr1" draw:text-style-name="P1" draw:layer="layout" svg:x1="11.779cm" svg:y1="13.308cm" svg:x2="11.779cm" svg:y2="16.547cm">
              <text:p/>
            </draw:line>
            <draw:line draw:style-name="gr1" draw:text-style-name="P1" draw:layer="layout" svg:x1="12.074cm" svg:y1="13.308cm" svg:x2="12.074cm" svg:y2="16.547cm">
              <text:p/>
            </draw:line>
            <draw:line draw:style-name="gr1" draw:text-style-name="P1" draw:layer="layout" svg:x1="12.369cm" svg:y1="13.308cm" svg:x2="12.369cm" svg:y2="16.547cm">
              <text:p/>
            </draw:line>
            <draw:line draw:style-name="gr1" draw:text-style-name="P1" draw:layer="layout" svg:x1="8.83cm" svg:y1="13.308cm" svg:x2="12.368cm" svg:y2="13.308cm">
              <text:p/>
            </draw:line>
            <draw:line draw:style-name="gr1" draw:text-style-name="P1" draw:layer="layout" svg:x1="8.83cm" svg:y1="13.603cm" svg:x2="12.368cm" svg:y2="13.603cm">
              <text:p/>
            </draw:line>
            <draw:line draw:style-name="gr1" draw:text-style-name="P1" draw:layer="layout" svg:x1="8.83cm" svg:y1="13.897cm" svg:x2="12.368cm" svg:y2="13.897cm">
              <text:p/>
            </draw:line>
            <draw:line draw:style-name="gr1" draw:text-style-name="P1" draw:layer="layout" svg:x1="8.83cm" svg:y1="14.191cm" svg:x2="12.368cm" svg:y2="14.191cm">
              <text:p/>
            </draw:line>
            <draw:line draw:style-name="gr1" draw:text-style-name="P1" draw:layer="layout" svg:x1="8.83cm" svg:y1="14.489cm" svg:x2="12.368cm" svg:y2="14.489cm">
              <text:p/>
            </draw:line>
            <draw:line draw:style-name="gr1" draw:text-style-name="P1" draw:layer="layout" svg:x1="8.83cm" svg:y1="14.78cm" svg:x2="12.368cm" svg:y2="14.78cm">
              <text:p/>
            </draw:line>
            <draw:line draw:style-name="gr1" draw:text-style-name="P1" draw:layer="layout" svg:x1="8.83cm" svg:y1="15.076cm" svg:x2="12.368cm" svg:y2="15.076cm">
              <text:p/>
            </draw:line>
            <draw:line draw:style-name="gr1" draw:text-style-name="P1" draw:layer="layout" svg:x1="8.83cm" svg:y1="15.369cm" svg:x2="12.368cm" svg:y2="15.369cm">
              <text:p/>
            </draw:line>
            <draw:line draw:style-name="gr1" draw:text-style-name="P1" draw:layer="layout" svg:x1="8.83cm" svg:y1="15.665cm" svg:x2="12.368cm" svg:y2="15.665cm">
              <text:p/>
            </draw:line>
            <draw:line draw:style-name="gr1" draw:text-style-name="P1" draw:layer="layout" svg:x1="8.83cm" svg:y1="15.959cm" svg:x2="12.368cm" svg:y2="15.959cm">
              <text:p/>
            </draw:line>
            <draw:line draw:style-name="gr1" draw:text-style-name="P1" draw:layer="layout" svg:x1="8.83cm" svg:y1="16.254cm" svg:x2="12.368cm" svg:y2="16.254cm">
              <text:p/>
            </draw:line>
            <draw:line draw:style-name="gr1" draw:text-style-name="P1" draw:layer="layout" svg:x1="8.83cm" svg:y1="16.548cm" svg:x2="12.368cm" svg:y2="16.548cm">
              <text:p/>
            </draw:line>
          </draw:g>
          <draw:polygon draw:style-name="gr2" draw:text-style-name="P2" draw:layer="layout" svg:width="1.178cm" svg:height="1.767cm" svg:x="9.124cm" svg:y="14.489cm" svg:viewBox="0 0 1179 1768" draw:points="1179,0 0,0 0,1768 1179,1768 1179,884 294,884 294,295 1179,295">
            <text:p/>
          </draw:polygon>
          <draw:polygon draw:style-name="gr3" draw:text-style-name="P3" draw:layer="layout" svg:width="0.589cm" svg:height="0.294cm" svg:x="9.42cm" svg:y="15.665cm" svg:viewBox="0 0 590 295" draw:points="0,0 590,0 590,295 0,295">
            <text:p/>
          </draw:polygon>
          <draw:line draw:style-name="gr4" draw:text-style-name="P1" draw:layer="layout" svg:x1="9.714cm" svg:y1="13.308cm" svg:x2="12.368cm" svg:y2="15.959cm">
            <text:p/>
          </draw:line>
          <draw:frame draw:style-name="gr5" draw:text-style-name="P5" draw:layer="layout" svg:width="0.456cm" svg:height="0.38cm" svg:x="11.779cm" svg:y="15.86cm">
            <draw:text-box>
              <text:p text:style-name="P4"><text:span text:style-name="T1">d</text:span></text:p>
            </draw:text-box>
          </draw:frame>
          <draw:frame draw:style-name="gr6" draw:text-style-name="P6" draw:layer="layout" svg:width="0.362cm" svg:height="0.419cm" svg:x="8.839cm" svg:y="13.308cm">
            <draw:text-box>
              <text:p text:style-name="P4"><text:span text:style-name="T2">c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206" draw:display-name="Dashed (var) 1206" draw:style="rect" draw:dots1="1" draw:dots1-length="0.006cm" draw:dots2="1" draw:dots2-length="0.006cm" draw:distance="0.006cm"/>
    <draw:stroke-dash draw:name="Dashed_20__28_var_29__20_1207" draw:display-name="Dashed (var) 120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7:07.659342373</meta:creation-date>
    <dc:date>2018-04-10T15:57:28.774082359</dc:date>
    <meta:editing-duration>PT21S</meta:editing-duration>
    <meta:editing-cycles>1</meta:editing-cycles>
    <meta:document-statistic meta:object-count="32"/>
    <meta:generator>LibreOffice/6.0.0.3$MacOSX_X86_64 LibreOffice_project/64a0f66915f38c6217de274f0aa8e15618924765</meta:generator>
  </office:meta>
</office:document-meta>
</file>